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932cm"/>
    </style:style>
    <style:style style:name="co7" style:family="table-column">
      <style:table-column-properties fo:break-before="auto" style:column-width="8.849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401xB</text:p>
          </table:table-cell>
          <table:table-cell office:value-type="string" calcext:value-type="string">
            <text:p>USG_footprints:LQFP-64_10x10mm_Pitch0.5mm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HC49-SD_SM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Z1117CH-3.3</text:p>
          </table:table-cell>
          <table:table-cell office:value-type="string" calcext:value-type="string">
            <text:p>TO_SOT_Packages_SMD:SOT-223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A_PLUG</text:p>
          </table:table-cell>
          <table:table-cell office:value-type="string" calcext:value-type="string">
            <text:p>USG_footprints:USB_A_PLUG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BOOT_UPST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USG_footprints:J_NO_0402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UP4114</text:p>
          </table:table-cell>
          <table:table-cell office:value-type="string" calcext:value-type="string">
            <text:p>TO_SOT_Packages_SMD:SC-70-6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JTAG_UPST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USG_footprints:Pin_Header_Straight_2x05_Pitch1.27mm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FAULT_UPST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0603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ID_UPST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USG_footprints:J_NO_0402</text:p>
          </table:table-cell>
          <table:table-cell/>
        </table:table-row>
        <table:table-row table:style-name="ro1">
          <table:table-cell office:value-type="string" calcext:value-type="string">
            <text:p>ID_UPST_BOARD0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ID_UPST_BOARD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ID_UPST_BOARD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401xB</text:p>
          </table:table-cell>
          <table:table-cell office:value-type="string" calcext:value-type="string">
            <text:p>USG_footprints:LQFP-64_10x10mm_Pitch0.5mm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HC49-SD_SMD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_A_SOCKET</text:p>
          </table:table-cell>
          <table:table-cell office:value-type="string" calcext:value-type="string">
            <text:p>USG_footprints:USB_A_SOCKET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BOOT_DNST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USG_footprints:J_NO_0402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NUP4114</text:p>
          </table:table-cell>
          <table:table-cell office:value-type="string" calcext:value-type="string">
            <text:p>TO_SOT_Packages_SMD:SC-70-6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JTAG_DNST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USG_footprints:Pin_Header_Straight_2x05_Pitch1.27mm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FAULT_DNST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0603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office:value-type="string" calcext:value-type="string">
            <text:p>ID_DNST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ID_DNST_BOARD0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ID_DNST_BOARD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ID_DNST_BOARD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USG_footprints:J_NC_040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OUBLE_DIODE_CCOM</text:p>
          </table:table-cell>
          <table:table-cell office:value-type="string" calcext:value-type="string">
            <text:p>TO_SOT_Packages_SMD:SOT-23</text:p>
          </table:table-cell>
          <table:table-cell/>
        </table:table-row>
        <table:table-row table:style-name="ro1">
          <table:table-cell office:value-type="string" calcext:value-type="string">
            <text:p>RESE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USG_footprints:SW_TACT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/>
        </table:table-row>
      </table:table>
      <table:table table:name="Summarised BOM 1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 part</text:p>
          </table:table-cell>
          <table:table-cell office:value-type="string" calcext:value-type="string">
            <text:p>Mfg part</text:p>
          </table:table-cell>
        </table:table-row>
        <table:table-row table:style-name="ro1">
          <table:table-cell office:value-type="string" calcext:value-type="string">
            <text:p>U2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M32F401xB: USG_footprints:LQFP-64_10x10mm_Pitch0.5mm</text:p>
          </table:table-cell>
          <table:table-cell office:value-type="string" calcext:value-type="string">
            <text:p>497-14047-ND</text:p>
          </table:table-cell>
          <table:table-cell office:value-type="string" calcext:value-type="string">
            <text:p>STM32F401RCT6</text:p>
          </table:table-cell>
        </table:table-row>
        <table:table-row table:style-name="ro1">
          <table:table-cell office:value-type="string" calcext:value-type="string">
            <text:p>C9, C10, C11, C12, C13, C1, C7, C6, C4, C21, C22, C23, C24, C25, C16, C27, C26, C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: Capacitors_SMD:C_0603</text:p>
          </table:table-cell>
          <table:table-cell office:value-type="string" calcext:value-type="string">
            <text:p>311-1088-1-ND</text:p>
          </table:table-cell>
          <table:table-cell office:value-type="string" calcext:value-type="string">
            <text:p>CC0603KRX7R7BB104</text:p>
          </table:table-cell>
        </table:table-row>
        <table:table-row table:style-name="ro1">
          <table:table-cell office:value-type="string" calcext:value-type="string">
            <text:p>C5, C8, C19, C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: Capacitors_SMD:C_0603</text:p>
          </table:table-cell>
          <table:table-cell office:value-type="string" calcext:value-type="string">
            <text:p>1276-2087-1-ND</text:p>
          </table:table-cell>
          <table:table-cell office:value-type="string" calcext:value-type="string">
            <text:p>CL10B475KQ8NQNC</text:p>
          </table:table-cell>
        </table:table-row>
        <table:table-row table:style-name="ro1">
          <table:table-cell office:value-type="string" calcext:value-type="string">
            <text:p>C2, C3, C17, C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p: Capacitors_SMD:C_0603</text:p>
          </table:table-cell>
          <table:table-cell office:value-type="string" calcext:value-type="string">
            <text:p>1276-1089-1-ND</text:p>
          </table:table-cell>
          <table:table-cell office:value-type="string" calcext:value-type="string">
            <text:p>CL10C180JB8NNNC</text:p>
          </table:table-cell>
        </table:table-row>
        <table:table-row table:style-name="ro1">
          <table:table-cell office:value-type="string" calcext:value-type="string">
            <text:p>R5, R1, R12, 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: Resistors_SMD:R_0603</text:p>
          </table:table-cell>
          <table:table-cell office:value-type="string" calcext:value-type="string">
            <text:p>311-220HRCT-ND</text:p>
          </table:table-cell>
          <table:table-cell office:value-type="string" calcext:value-type="string">
            <text:p>RC0603FR-07220RL</text:p>
          </table:table-cell>
        </table:table-row>
        <table:table-row table:style-name="ro1">
          <table:table-cell office:value-type="string" calcext:value-type="string">
            <text:p>Y1, 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Hz: Crystals:Crystal_HC49-SD_SMD</text:p>
          </table:table-cell>
          <table:table-cell office:value-type="string" calcext:value-type="string">
            <text:p>535-10212-1-ND</text:p>
          </table:table-cell>
          <table:table-cell office:value-type="string" calcext:value-type="string">
            <text:p>ABLS-8.000MHZ-B4-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H-3.3: TO_SOT_Packages_SMD:SOT-223</text:p>
          </table:table-cell>
          <table:table-cell office:value-type="string" calcext:value-type="string">
            <text:p>AZ1117CH-3.3TRG1DICT-ND</text:p>
          </table:table-cell>
          <table:table-cell office:value-type="string" calcext:value-type="string">
            <text:p>AZ1117CH-3.3TRG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: Capacitors_SMD:C_0805</text:p>
          </table:table-cell>
          <table:table-cell office:value-type="string" calcext:value-type="string">
            <text:p>490-10511-1-ND</text:p>
          </table:table-cell>
          <table:table-cell office:value-type="string" calcext:value-type="string">
            <text:p>GRM21BR61A226ME51L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: Capacitors_SMD:C_0805</text:p>
          </table:table-cell>
          <table:table-cell office:value-type="string" calcext:value-type="string">
            <text:p>311-1865-1-ND</text:p>
          </table:table-cell>
          <table:table-cell office:value-type="string" calcext:value-type="string">
            <text:p>CC0805KKX5R7BB10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_PLUG: USG_footprints:USB_A_PLUG</text:p>
          </table:table-cell>
          <table:table-cell office:value-type="string" calcext:value-type="string">
            <text:p>1175-1008-ND</text:p>
          </table:table-cell>
          <table:table-cell office:value-type="string" calcext:value-type="string">
            <text:p>1001-011-01101</text:p>
          </table:table-cell>
        </table:table-row>
        <table:table-row table:style-name="ro1">
          <table:table-cell office:value-type="string" calcext:value-type="string">
            <text:p>R4, R6, R11, 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: Resistors_SMD:R_0603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</table:table-row>
        <table:table-row table:style-name="ro1">
          <table:table-cell office:value-type="string" calcext:value-type="string">
            <text:p>R2, R3, R9, R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: Resistors_SMD:R_0603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string" calcext:value-type="string">
            <text:p>R8, R7, R15, 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 Resistors_SMD:R_0603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C0603FR-0722RL</text:p>
          </table:table-cell>
        </table:table-row>
        <table:table-row table:style-name="ro1">
          <table:table-cell office:value-type="string" calcext:value-type="string">
            <text:p>U1, 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P4114: TO_SOT_Packages_SMD:SC-70-6</text:p>
          </table:table-cell>
          <table:table-cell office:value-type="string" calcext:value-type="string">
            <text:p>NUP4114UCW1T2GOSCT-ND</text:p>
          </table:table-cell>
          <table:table-cell office:value-type="string" calcext:value-type="string">
            <text:p>NUP4114UCW1T2G</text:p>
          </table:table-cell>
        </table:table-row>
        <table:table-row table:style-name="ro1">
          <table:table-cell office:value-type="string" calcext:value-type="string">
            <text:p>JTAG_UPST1, JTAG_DNS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5: USG_footprints:Pin_Header_Straight_2x05_Pitch1.27mm</text:p>
          </table:table-cell>
          <table:table-cell office:value-type="string" calcext:value-type="string">
            <text:p>1175-1627-ND</text:p>
          </table:table-cell>
          <table:table-cell office:value-type="string" calcext:value-type="string">
            <text:p>3220-10-0100-00</text:p>
          </table:table-cell>
        </table:table-row>
        <table:table-row table:style-name="ro1">
          <table:table-cell office:value-type="string" calcext:value-type="string">
            <text:p>FAULT_UPST1, FAULT_DNS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: LEDs:LED-0603</text:p>
          </table:table-cell>
          <table:table-cell office:value-type="string" calcext:value-type="string">
            <text:p>160-1434-1-ND</text:p>
          </table:table-cell>
          <table:table-cell office:value-type="string" calcext:value-type="string">
            <text:p>LTST-C190KFK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_SOCKET: USG_footprints:USB_A_SOCKET</text:p>
          </table:table-cell>
          <table:table-cell office:value-type="string" calcext:value-type="string">
            <text:p>UE27AC54100-ND</text:p>
          </table:table-cell>
          <table:table-cell office:value-type="string" calcext:value-type="string">
            <text:p>UE27AC541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_DIODE_CCOM: TO_SOT_Packages_SMD:SOT-23</text:p>
          </table:table-cell>
          <table:table-cell office:value-type="string" calcext:value-type="string">
            <text:p>BAV70LT1GOSCT-ND</text:p>
          </table:table-cell>
          <table:table-cell office:value-type="string" calcext:value-type="string">
            <text:p>BAV70LT1G</text:p>
          </table:table-cell>
        </table:table-row>
        <table:table-row table:style-name="ro1">
          <table:table-cell office:value-type="string" calcext:value-type="string">
            <text:p>RESE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: USG_footprints:SW_TACT</text:p>
          </table:table-cell>
          <table:table-cell office:value-type="string" calcext:value-type="string">
            <text:p>450-1804-ND</text:p>
          </table:table-cell>
          <table:table-cell office:value-type="string" calcext:value-type="string">
            <text:p>1825910-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: Connect:USB_Micro-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06T00:48:39.403678643</dc:date>
    <meta:editing-duration>PT1H37M10S</meta:editing-duration>
    <meta:editing-cycles>4</meta:editing-cycles>
    <meta:document-statistic meta:table-count="2" meta:cell-count="31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SummariseBom

	oDoc = thisComponent
	sourceSheet = oDoc.Sheets.getByIndex(0)
	destinationSheet = oDoc.createInstance("com.sun.star.sheet.Spreadsheet")
	destinationSheetName = "Summarised BOM"
	destinationSheetIndex = 1
	
	'Find an unused output sheet number
	Do While oDoc.Sheets.hasbyName(destinationSheetName + Str(destinationSheetIndex))
		destinationSheetIndex = destinationSheetIndex + 1
	Loop
	oDoc.Sheets.insertByName((destinationSheetName + Str(destinationSheetIndex)), destinationSheet)
	destinationSheet = oDoc.Sheets.getbyName((destinationSheetName + Str(destinationSheetIndex))

	'Output sheet setup
	destinationSheet.getCellByPosition(0, 0).String = "Reference"
	destinationSheet.getCellByPosition(1, 0).String = "Qty"
	destinationSheet.getCellByPosition(2, 0).String = "Description"

	numberOfComponentsFound = 0
	Dim previouslyFoundComponents(1 To 20) as String

	i = 1
	currentSearchString = sourceSheet.getCellByPosition(1, i).String &amp; ": " &amp; sourceSheet.getCellByPosition(2, i).String
	Do While currentSearchString &lt;&gt; ": "

		'Check if we have a new (unique component)
		found = 0
		For j = 1 To numberOfComponentsFound
			If previouslyFoundComponents(j) = currentSearchString Then
				found = 1
				Exit For
			End If
		Next j
		
		If found = 0 Then
			'Do we need to enlarge our array of previously found components?
			If numberOfComponentsFound = UBound(previouslyFoundComponents) Then
				Redim Preserve previouslyFoundComponents(1 To (UBound(previouslyFoundComponents) + 20)) as String
			End If
		
			'Store our new unique component
			numberOfComponentsFound = numberOfComponentsFound + 1
			previouslyFoundComponents(numberOfComponentsFound) = currentSearchString
		
			'Now search from current position to end of the sheet,
			'looking for other instances of this same new component
			componentReference = ""
			componentCount = 0
			j = i
			tempSearchString = sourceSheet.getCellByPosition(1, j).String &amp; ": " &amp; sourceSheet.getCellByPosition(2, j).String
			Do While tempSearchString &lt;&gt; ": "
				If tempSearchString = currentSearchString Then
					componentCount = ComponentCount + 1
					If componentReference = "" Then
						componentReference = sourceSheet.getCellByPosition(0, j).String
					Else
						componentReference = componentReference + ", " + sourceSheet.getCellByPosition(0, j).String
					End If
				End If
			
				j = j + 1
				tempSearchString = sourceSheet.getCellByPosition(1, j).String &amp; ": " &amp; sourceSheet.getCellByPosition(2, j).String
			Loop
			
			'Write our results to the output sheet
			destinationSheet.getCellByPosition(0, numberOfComponentsFound).String = componentReference
			destinationSheet.getCellByPosition(1, numberOfComponentsFound).Value = componentCount
			destinationSheet.getCellByPosition(2, numberOfComponentsFound).String = currentSearchString
		End If


	i = i + 1
	currentSearchString = sourceSheet.getCellByPosition(1, i).String &amp; ": " &amp; sourceSheet.getCellByPosition(2, i).String	
	Loop


	'Resize output columns
	destinationSheet.Columns.getByIndex(0).setPropertyValue("OptimalWidth", True)
	If destinationSheet.Columns.getByIndex(0).getPropertyValue("Width") &gt; 10000 Then
		destinationSheet.Columns.getByIndex(0).setPropertyValue("Width", 10000)
	End If
	destinationSheet.Columns.getByIndex(2).setPropertyValue("OptimalWidth", True)
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